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10000000000007C0000005D0FC3D824AC91C4C18.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微软雅黑" svg:font-family="微软雅黑"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1" svg:font-family="微软雅黑" style:font-family-generic="system" style:font-pitch="variable"/>
    <style:font-face style:name="微软雅黑2" svg:font-family="微软雅黑" style:font-family-generic="modern" style:font-pitch="fixed"/>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18cm" svg:stroke-color="#000000" draw:fill="solid" draw:fill-color="#bfbfb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solid" svg:stroke-width="0.018cm" svg:stroke-color="#000000" draw:fill="solid" draw:fill-color="#c0000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solid" svg:stroke-width="0.018cm" svg:stroke-color="#000000" draw:fill="solid" draw:fill-color="#a6a6a6"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standard">
      <style:graphic-properties draw:stroke="solid" svg:stroke-width="0.079cm" svg:stroke-color="#000000" draw:fill="none" draw:textarea-horizontal-align="center" draw:textarea-vertical-align="top" draw:auto-grow-height="false" fo:padding-top="0.125cm" fo:padding-bottom="0.125cm" fo:padding-left="0.25cm" fo:padding-right="0.25cm" fo:wrap-option="wrap"/>
    </style:style>
    <style:style style:name="gr5" style:family="graphic" style:parent-style-name="standard">
      <style:graphic-properties draw:stroke="solid" svg:stroke-width="0.026cm" svg:stroke-color="#808080" draw:fill="none" draw:textarea-vertical-align="middle" draw:auto-grow-height="false" draw:fit-to-size="false" style:shrink-to-fit="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style>
    <style:style style:name="gr7" style:family="graphic" style:parent-style-name="standard">
      <style:graphic-properties draw:stroke="dash" draw:stroke-dash="Dashed_20__28_var_29__20_10" svg:stroke-width="0.009cm" svg:stroke-color="#000000" draw:fill="solid" draw:fill-color="#bfbfbf" draw:textarea-vertical-align="middle" draw:auto-grow-height="false" draw:fit-to-size="false" style:shrink-to-fit="false" fo:min-height="0cm" fo:min-width="0cm" fo:padding-top="0.125cm" fo:padding-bottom="0.125cm" fo:padding-left="0.25cm" fo:padding-right="0.25cm" fo:wrap-option="wrap"/>
    </style:style>
    <style:style style:name="gr8" style:family="graphic">
      <style:graphic-properties style:protect="size"/>
    </style:style>
    <style:style style:name="gr9" style:family="graphic" style:parent-style-name="standard">
      <style:graphic-properties draw:stroke="solid" svg:stroke-width="0.009cm" svg:stroke-color="#3a5f8b" draw:fill="none" draw:textarea-vertical-align="middle" draw:auto-grow-height="false" draw:fit-to-size="false" style:shrink-to-fit="false" fo:min-height="0cm" fo:min-width="0cm" fo:padding-top="0.125cm" fo:padding-bottom="0.125cm" fo:padding-left="0.25cm" fo:padding-right="0.25cm" fo:wrap-option="wrap"/>
    </style:style>
    <style:style style:name="gr10" style:family="graphic" style:parent-style-name="standard">
      <style:graphic-properties draw:stroke="none" svg:stroke-width="0.071cm" draw:fill="none" draw:textarea-vertical-align="middle" draw:auto-grow-height="false" draw:fit-to-size="false" style:shrink-to-fit="false" fo:min-height="0cm" fo:min-width="0cm" fo:padding-top="0.125cm" fo:padding-bottom="0.125cm" fo:padding-left="0.25cm" fo:padding-right="0.25cm" fo:wrap-option="wrap"/>
    </style:style>
    <style:style style:name="gr1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12" style:family="graphic" style:parent-style-name="无填充且无边框的对象">
      <style:graphic-properties draw:textarea-vertical-align="middle" draw:color-mode="standard" draw:luminance="0%" draw:contrast="0%" draw:gamma="100%" draw:red="0%" draw:green="0%" draw:blue="0%" fo:clip="rect(0cm, 0cm, 0cm, 0cm)" draw:image-opacity="100%" style:mirror="none"/>
    </style:style>
    <style:style style:name="gr13" style:family="graphic" style:parent-style-name="standard">
      <style:graphic-properties draw:textarea-horizontal-align="justify" draw:textarea-vertical-align="middle" draw:auto-grow-height="true" fo:min-height="0cm" fo:min-width="0cm" fo:wrap-option="no-wrap"/>
    </style:style>
    <style:style style:name="pr1" style:family="presentation" style:parent-style-name="标题幻灯片-notes">
      <style:graphic-properties draw:fill-color="#ffffff" fo:min-height="13.364cm"/>
    </style:style>
    <style:style style:name="P1"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 style:family="paragraph">
      <loext:graphic-properties draw:fill="solid" draw:fill-color="#bfbfbf"/>
      <style:paragraph-properties fo:text-align="start" style:font-independent-line-spacing="true"/>
      <style:text-properties fo:font-size="18pt"/>
    </style:style>
    <style:style style:name="P3" style:family="paragraph">
      <loext:graphic-properties draw:fill="solid" draw:fill-color="#c00000"/>
      <style:paragraph-properties fo:text-align="start" style:font-independent-line-spacing="true"/>
      <style:text-properties fo:font-size="18pt"/>
    </style:style>
    <style:style style:name="P4" style:family="paragraph">
      <loext:graphic-properties draw:fill="solid" draw:fill-color="#a6a6a6"/>
      <style:paragraph-properties fo:text-align="start" style:font-independent-line-spacing="true"/>
      <style:text-properties fo:font-size="18pt"/>
    </style:style>
    <style:style style:name="P5" style:family="paragraph">
      <loext:graphic-properties draw:fill="none"/>
      <style:paragraph-properties fo:text-align="start"/>
      <style:text-properties fo:font-size="18pt"/>
    </style:style>
    <style:style style:name="P6" style:family="paragraph">
      <loext:graphic-properties draw:fill="none"/>
      <style:paragraph-properties fo:text-align="start" style:font-independent-line-spacing="true"/>
      <style:text-properties fo:font-size="18pt"/>
    </style:style>
    <style:style style:name="P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8" style:family="paragraph">
      <loext:graphic-properties draw:fill-color="#ffffff"/>
    </style:style>
    <style:style style:name="P9" style:family="paragraph">
      <style:paragraph-properties fo:text-align="center"/>
    </style:style>
    <style:style style:name="T1" style:family="text">
      <style:text-properties fo:font-variant="normal" fo:text-transform="none" fo:color="#ffffff"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2" style:family="text">
      <style:text-properties fo:font-variant="normal" fo:text-transform="none" fo:color="#ffffff" style:text-line-through-style="none" style:text-line-through-type="none" style:text-position="0% 100%" style:font-name="Calibri"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T4" style:family="text">
      <style:text-properties fo:font-variant="normal" fo:text-transform="none" fo:color="#000000" style:text-line-through-style="none" style:text-line-through-type="none" style:text-position="0% 100%" style:font-name="Calibri"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style:text-line-through-style="none" style:text-line-through-type="none" style:text-position="0% 100%" style:font-name="微软雅黑" fo:font-size="18pt" fo:letter-spacing="normal" fo:font-style="normal" style:text-underline-style="none" fo:font-weight="normal" style:font-name-asian="微软雅黑2" style:font-size-asian="18pt" style:font-style-asian="normal" style:font-weight-asian="normal" style:font-size-complex="1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标题幻灯片" presentation:presentation-page-layout-name="AL1T0">
        <draw:custom-shape draw:name="云形标注 3" draw:style-name="gr1" draw:text-style-name="P2" draw:layer="layout" svg:width="5.555cm" svg:height="3.571cm" svg:x="1.984cm" svg:y="5.953cm">
          <text:p text:style-name="P1"><text:span text:style-name="T1">运营商网络</text:span></text:p>
          <draw:enhanced-geometry draw:mirror-horizontal="false" draw:mirror-vertical="false" drawooo:sub-view-size="43200 43200 0 0 0 0 0 0 43200 43200" draw:text-areas="?f39 ?f40 ?f41 ?f42" svg:viewBox="0 0 0 0" draw:type="ooxml-cloudCallout" draw:modifiers="-11572 33877" draw:enhanced-path="M 3900 14370 Z N M 5333 7267 Z N M ?f52 ?f53 Z N M 5333 7273 Z N M ?f58 ?f59 M 6752 9215 M ?f64 ?f65 M 4345 5945 M ?f35 ?f35 M ?f34 ?f34 M ?f21 ?f21 M 4345 5945 M 4360 5918 M 6752 9215 M 6752 9215 F N" drawooo:enhanced-path="M 3900 14370 G 6753 9190 ?f48 ?f49 5333 7267 ?f50 ?f51 4365 5945 ?f52 ?f53 4857 6595 ?f54 ?f55 5333 7273 ?f56 ?f57 6775 9220 ?f58 ?f59 5785 7867 ?f60 ?f61 6752 9215 ?f62 ?f63 7720 10543 ?f64 ?f65 4360 5918 ?f66 ?f67 4345 5945 ?f68 ?f69 Z N M ?f36 ?f5 G ?f35 ?f35 ?f70 ?f71 Z N M ?f37 ?f26 G ?f34 ?f34 ?f72 ?f73 Z N M ?f38 ?f33 G ?f21 ?f21 ?f74 ?f75 Z N M 4693 26177 G 4345 5945 ?f76 ?f77 M 6928 34899 G 4360 5918 ?f78 ?f79 M 16478 39090 G 6752 9215 ?f80 ?f81 M 28827 34751 G 6752 9215 ?f82 ?f83 M 34129 22954 G 5785 7867 ?f84 ?f85 M 41798 15354 G 5333 7273 ?f86 ?f87 M 38324 5426 G 4857 6595 ?f88 ?f89 M 29078 3952 G 4857 6595 ?f90 ?f91 M 22141 4720 G 4365 5945 ?f92 ?f93 M 14000 5192 G 6753 9190 ?f94 ?f95 M 4127 15789 G 6753 9190 ?f96 ?f97 F N">
            <draw:equation draw:name="f0" draw:formula="logwidth*$0 /100000"/>
            <draw:equation draw:name="f1" draw:formula="logheight*$1 /100000"/>
            <draw:equation draw:name="f2" draw:formula="logwidth/2"/>
            <draw:equation draw:name="f3" draw:formula="?f2 +?f0 -0"/>
            <draw:equation draw:name="f4" draw:formula="logheight/2"/>
            <draw:equation draw:name="f5" draw:formula="?f4 +?f1 -0"/>
            <draw:equation draw:name="f6" draw:formula="logheight/2"/>
            <draw:equation draw:name="f7" draw:formula="?f6 *(cos(atan2(?f1 ,?f0 )))"/>
            <draw:equation draw:name="f8" draw:formula="logwidth/2"/>
            <draw:equation draw:name="f9" draw:formula="?f8 *(sin(atan2(?f1 ,?f0 )))"/>
            <draw:equation draw:name="f10" draw:formula="?f8 *(cos(atan2(?f9 ,?f7 )))"/>
            <draw:equation draw:name="f11" draw:formula="?f6 *(sin(atan2(?f9 ,?f7 )))"/>
            <draw:equation draw:name="f12" draw:formula="?f2 +?f10 -0"/>
            <draw:equation draw:name="f13" draw:formula="?f4 +?f11 -0"/>
            <draw:equation draw:name="f14" draw:formula="?f12 +0-?f3 "/>
            <draw:equation draw:name="f15" draw:formula="?f13 +0-?f5 "/>
            <draw:equation draw:name="f16" draw:formula="sqrt(?f14 *?f14 +?f15 *?f15 +0*0)"/>
            <draw:equation draw:name="f17" draw:formula="min(logwidth,logheight)"/>
            <draw:equation draw:name="f18" draw:formula="?f17 *6600/21600"/>
            <draw:equation draw:name="f19" draw:formula="?f16 +0-?f18 "/>
            <draw:equation draw:name="f20" draw:formula="?f19 *1/3"/>
            <draw:equation draw:name="f21" draw:formula="?f17 *1800/21600"/>
            <draw:equation draw:name="f22" draw:formula="?f20 +?f21 -0"/>
            <draw:equation draw:name="f23" draw:formula="?f22 *?f14 /?f16 "/>
            <draw:equation draw:name="f24" draw:formula="?f22 *?f15 /?f16 "/>
            <draw:equation draw:name="f25" draw:formula="?f23 +?f3 -0"/>
            <draw:equation draw:name="f26" draw:formula="?f24 +?f5 -0"/>
            <draw:equation draw:name="f27" draw:formula="?f17 *4800/21600"/>
            <draw:equation draw:name="f28" draw:formula="?f20 *2/1"/>
            <draw:equation draw:name="f29" draw:formula="?f27 +?f28 -0"/>
            <draw:equation draw:name="f30" draw:formula="?f29 *?f14 /?f16 "/>
            <draw:equation draw:name="f31" draw:formula="?f29 *?f15 /?f16 "/>
            <draw:equation draw:name="f32" draw:formula="?f30 +?f3 -0"/>
            <draw:equation draw:name="f33" draw:formula="?f31 +?f5 -0"/>
            <draw:equation draw:name="f34" draw:formula="?f17 *1200/21600"/>
            <draw:equation draw:name="f35" draw:formula="?f17 *600/21600"/>
            <draw:equation draw:name="f36" draw:formula="?f3 +?f35 -0"/>
            <draw:equation draw:name="f37" draw:formula="?f25 +?f34 -0"/>
            <draw:equation draw:name="f38" draw:formula="?f32 +?f21 -0"/>
            <draw:equation draw:name="f39" draw:formula="logwidth*2977/21600"/>
            <draw:equation draw:name="f40" draw:formula="logheight*3262/21600"/>
            <draw:equation draw:name="f41" draw:formula="logwidth*17087/21600"/>
            <draw:equation draw:name="f42" draw:formula="logheight*17337/21600"/>
            <draw:equation draw:name="f43" draw:formula="logwidth*67/21600"/>
            <draw:equation draw:name="f44" draw:formula="logheight*21577/21600"/>
            <draw:equation draw:name="f45" draw:formula="logwidth*21582/21600"/>
            <draw:equation draw:name="f46" draw:formula="logheight*1235/21600"/>
            <draw:equation draw:name="f47" draw:formula="(10800000*atan2(?f1 ,?f0 ))/pi"/>
            <draw:equation draw:name="f48" draw:formula="(-11429249)/60000.0"/>
            <draw:equation draw:name="f49" draw:formula="(7426832)/60000.0"/>
            <draw:equation draw:name="f50" draw:formula="(-8646143)/60000.0"/>
            <draw:equation draw:name="f51" draw:formula="(5396714)/60000.0"/>
            <draw:equation draw:name="f52" draw:formula="(-8748475)/60000.0"/>
            <draw:equation draw:name="f53" draw:formula="(5983381)/60000.0"/>
            <draw:equation draw:name="f54" draw:formula="(-7859164)/60000.0"/>
            <draw:equation draw:name="f55" draw:formula="(7034504)/60000.0"/>
            <draw:equation draw:name="f56" draw:formula="(-4722533)/60000.0"/>
            <draw:equation draw:name="f57" draw:formula="(6541615)/60000.0"/>
            <draw:equation draw:name="f58" draw:formula="(-2776035)/60000.0"/>
            <draw:equation draw:name="f59" draw:formula="(7816140)/60000.0"/>
            <draw:equation draw:name="f60" draw:formula="(37501)/60000.0"/>
            <draw:equation draw:name="f61" draw:formula="(6842000)/60000.0"/>
            <draw:equation draw:name="f62" draw:formula="(1347096)/60000.0"/>
            <draw:equation draw:name="f63" draw:formula="(6910353)/60000.0"/>
            <draw:equation draw:name="f64" draw:formula="(3974558)/60000.0"/>
            <draw:equation draw:name="f65" draw:formula="(4542661)/60000.0"/>
            <draw:equation draw:name="f66" draw:formula="(-16496525)/60000.0"/>
            <draw:equation draw:name="f67" draw:formula="(8804134)/60000.0"/>
            <draw:equation draw:name="f68" draw:formula="(-14809710)/60000.0"/>
            <draw:equation draw:name="f69" draw:formula="(9151131)/60000.0"/>
            <draw:equation draw:name="f70" draw:formula="(0)/60000.0"/>
            <draw:equation draw:name="f71" draw:formula="(21600000)/60000.0"/>
            <draw:equation draw:name="f72" draw:formula="(0)/60000.0"/>
            <draw:equation draw:name="f73" draw:formula="(21600000)/60000.0"/>
            <draw:equation draw:name="f74" draw:formula="(0)/60000.0"/>
            <draw:equation draw:name="f75" draw:formula="(21600000)/60000.0"/>
            <draw:equation draw:name="f76" draw:formula="(5204520)/60000.0"/>
            <draw:equation draw:name="f77" draw:formula="(1585770)/60000.0"/>
            <draw:equation draw:name="f78" draw:formula="(4416628)/60000.0"/>
            <draw:equation draw:name="f79" draw:formula="(686848)/60000.0"/>
            <draw:equation draw:name="f80" draw:formula="(8257449)/60000.0"/>
            <draw:equation draw:name="f81" draw:formula="(844866)/60000.0"/>
            <draw:equation draw:name="f82" draw:formula="(387196)/60000.0"/>
            <draw:equation draw:name="f83" draw:formula="(959901)/60000.0"/>
            <draw:equation draw:name="f84" draw:formula="(-4217541)/60000.0"/>
            <draw:equation draw:name="f85" draw:formula="(4255042)/60000.0"/>
            <draw:equation draw:name="f86" draw:formula="(1819082)/60000.0"/>
            <draw:equation draw:name="f87" draw:formula="(1665090)/60000.0"/>
            <draw:equation draw:name="f88" draw:formula="(-824660)/60000.0"/>
            <draw:equation draw:name="f89" draw:formula="(891534)/60000.0"/>
            <draw:equation draw:name="f90" draw:formula="(-8950887)/60000.0"/>
            <draw:equation draw:name="f91" draw:formula="(1091722)/60000.0"/>
            <draw:equation draw:name="f92" draw:formula="(-9809656)/60000.0"/>
            <draw:equation draw:name="f93" draw:formula="(1061181)/60000.0"/>
            <draw:equation draw:name="f94" draw:formula="(-4002417)/60000.0"/>
            <draw:equation draw:name="f95" draw:formula="(739161)/60000.0"/>
            <draw:equation draw:name="f96" draw:formula="(9459261)/60000.0"/>
            <draw:equation draw:name="f97" draw:formula="(711490)/60000.0"/>
            <draw:handle draw:handle-position="?f3 ?f5" draw:handle-range-x-maximum="2147483647" draw:handle-range-x-minimum="-2147483647" draw:handle-range-y-maximum="2147483647" draw:handle-range-y-minimum="-2147483647"/>
          </draw:enhanced-geometry>
        </draw:custom-shape>
        <draw:custom-shape draw:name="圆角矩形 4" draw:style-name="gr2" draw:text-style-name="P3" draw:layer="layout" svg:width="3.769cm" svg:height="1.785cm" svg:x="10.517cm" svg:y="6.846cm">
          <text:p text:style-name="P1"><text:span text:style-name="T1">HelloX GW</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5" draw:style-name="gr3" draw:text-style-name="P4" draw:layer="layout" svg:width="2.579cm" svg:height="1.19cm" svg:x="15.677cm" svg:y="7.144cm">
          <text:p text:style-name="P1"><text:span text:style-name="T2">无线</text:span><text:span text:style-name="T2">AP</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name="直接连接符 7" draw:style-name="gr4" draw:text-style-name="P5" draw:layer="layout" svg:x1="15.676cm" svg:y1="7.743cm" svg:x2="14.287cm" svg:y2="7.739cm">
          <text:p/>
        </draw:line>
        <draw:line draw:name="直接连接符 9" draw:style-name="gr4" draw:text-style-name="P5" draw:layer="layout" svg:x1="10.517cm" svg:y1="7.743cm" svg:x2="7.535cm" svg:y2="7.739cm">
          <text:p/>
        </draw:line>
        <draw:custom-shape draw:name="矩形 13" draw:style-name="gr5" draw:text-style-name="P6" draw:layer="layout" svg:width="9.921cm" svg:height="3.968cm" svg:x="9.723cm" svg:y="5.953cm">
          <text:p text:style-name="P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6" draw:text-style-name="P6" draw:layer="layout" svg:width="3.318cm" svg:height="0.927cm" svg:x="16.305cm" svg:y="8.981cm">
          <text:p text:style-name="P7"><text:span text:style-name="T3">宽带路由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 15" draw:style-name="gr3" draw:text-style-name="P4" draw:layer="layout" svg:width="1.19cm" svg:height="1.785cm" svg:x="11.112cm" svg:y="13.494cm">
          <text:p text:style-name="P1"><text:span text:style-name="T2">手机</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16" draw:style-name="gr3" draw:text-style-name="P4" draw:layer="layout" svg:width="1.19cm" svg:height="1.785cm" svg:x="12.7cm" svg:y="13.494cm">
          <text:p text:style-name="P1"><text:span text:style-name="T2">手机</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Box 17" draw:style-name="gr6" draw:text-style-name="P6" draw:layer="layout" svg:width="1.413cm" svg:height="0.927cm" svg:x="14.048cm" svg:y="13.744cm">
          <text:p text:style-name="P7"><text:span text:style-name="T3">……</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 18" draw:style-name="gr3" draw:text-style-name="P4" draw:layer="layout" svg:width="1.19cm" svg:height="1.785cm" svg:x="15.677cm" svg:y="13.494cm">
          <text:p text:style-name="P1"><text:span text:style-name="T2">电脑</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圆角矩形 19" draw:style-name="gr3" draw:text-style-name="P4" draw:layer="layout" svg:width="1.19cm" svg:height="1.785cm" svg:x="17.264cm" svg:y="13.494cm">
          <text:p text:style-name="P1"><text:span text:style-name="T2">电脑</text:span></text:p>
          <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上下箭头 20" draw:style-name="gr7" draw:text-style-name="P2" draw:layer="layout" svg:width="0.793cm" svg:height="2.38cm" draw:transform="rotate (-0.817686754559344) translate (14.239cm 10.716cm)">
          <text:p text:style-name="P1"/>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上下箭头 21" draw:style-name="gr7" draw:text-style-name="P2" draw:layer="layout" svg:width="0.793cm" svg:height="2.38cm" draw:transform="rotate (0.762010751420724) translate (15.677cm 11.065cm)">
          <text:p text:style-name="P1"/>
          <draw:enhanced-geometry draw:mirror-horizontal="false" draw:mirror-vertical="false" draw:text-areas="?f8 ?f12 ?f9 ?f13" svg:viewBox="0 0 0 0" draw:type="ooxml-upDownArrow" draw:modifiers="50000 5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position="?f8 ?f5" draw:handle-range-x-maximum="100000" draw:handle-range-x-minimum="0"/>
            <draw:handle draw:handle-position="0 ?f4" draw:handle-range-y-maximum="?f1" draw:handle-range-y-minimum="0"/>
          </draw:enhanced-geometry>
        </draw:custom-shape>
        <draw:custom-shape draw:name="TextBox 22" draw:style-name="gr6" draw:text-style-name="P6" draw:layer="layout" svg:width="3.855cm" svg:height="0.843cm" svg:x="9.086cm" svg:y="11.113cm">
          <text:p text:style-name="P7"><text:span text:style-name="T4">WLAN</text:span><text:span text:style-name="T4">无线接入</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gr6" draw:text-style-name="P6" draw:layer="layout" svg:width="2.865cm" svg:height="0.843cm" svg:x="7.698cm" svg:y="6.945cm">
          <text:p text:style-name="P7"><text:span text:style-name="T4">PPPoE</text:span><text:span text:style-name="T4">拨号</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8"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1" draw:master-page-name="标题幻灯片" presentation:presentation-page-layout-name="AL1T0">
        <draw:g draw:name="组合 49">
          <draw:custom-shape draw:name="圆角矩形 40" draw:style-name="gr9" draw:text-style-name="P6" draw:layer="layout" svg:width="10.689cm" svg:height="6.095cm" svg:x="2.228cm" svg:y="9.422cm">
            <text:p text:style-name="P1"/>
            <draw:enhanced-geometry draw:mirror-horizontal="false" draw:mirror-vertical="false" draw:text-areas="?f5 ?f5 ?f6 ?f7" svg:viewBox="0 0 0 0" draw:type="ooxml-roundRect" draw:modifiers="716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41" draw:style-name="gr10" draw:text-style-name="P6" draw:layer="layout" svg:width="4.5cm" svg:height="1.448cm" svg:x="2.228cm" svg:y="9.422cm">
            <text:p text:style-name="P7"><text:span text:style-name="T5">宽带网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2" draw:style-name="gr11" draw:text-style-name="P6" draw:layer="layout" svg:width="8.719cm" svg:height="3.299cm" svg:x="4.197cm" svg:y="10.802cm">
            <text:p text:style-name="P7"><text:span text:style-name="T6">内核</text:span><text:span text:style-name="T6">/IP</text:span><text:span text:style-name="T6">协议</text:span><text:span text:style-name="T6">/NAT/DHCP Server/PPPoE/</text:span><text:span text:style-name="T6">安全</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圆角矩形 43" draw:style-name="gr9" draw:text-style-name="P6" draw:layer="layout" svg:width="15.996cm" svg:height="10.543cm" svg:x="1.984cm" svg:y="5.358cm">
            <text:p text:style-name="P1"/>
            <draw:enhanced-geometry draw:mirror-horizontal="false" draw:mirror-vertical="false" draw:text-areas="?f5 ?f5 ?f6 ?f7" svg:viewBox="0 0 0 0" draw:type="ooxml-roundRect" draw:modifiers="7164"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矩形 44" draw:style-name="gr10" draw:text-style-name="P6" draw:layer="layout" svg:width="4.5cm" svg:height="1.448cm" svg:x="2.228cm" svg:y="5.358cm">
            <text:p text:style-name="P7"><text:span text:style-name="T5">物联网网关</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5" draw:style-name="gr11" draw:text-style-name="P6" draw:layer="layout" svg:width="12.376cm" svg:height="1.267cm" svg:x="6.448cm" svg:y="6.06cm">
            <text:p text:style-name="P7"><text:span text:style-name="T6">JS</text:span><text:span text:style-name="T6">引擎</text:span><text:span text:style-name="T6">/IoT APP Framewor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11" draw:text-style-name="P6" draw:layer="layout" svg:width="12.376cm" svg:height="1.267cm" svg:x="6.448cm" svg:y="7.144cm">
            <text:p text:style-name="P7"><text:span text:style-name="T6">增强安全</text:span><text:span text:style-name="T6">/</text:span><text:span text:style-name="T6">大容量终端管理</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7" draw:style-name="gr11" draw:text-style-name="P6" draw:layer="layout" svg:width="4.781cm" svg:height="1.267cm" svg:x="13.199cm" svg:y="10.624cm">
            <text:p text:style-name="P7"><text:span text:style-name="T6">边缘计算</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8" draw:style-name="gr11" draw:text-style-name="P6" draw:layer="layout" svg:width="4.781cm" svg:height="1.267cm" svg:x="13.199cm" svg:y="11.708cm">
            <text:p text:style-name="P7"><text:span text:style-name="T6">机器学习</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style-name="gr8" draw:layer="layout" svg:width="19.798cm" svg:height="11.136cm" svg:x="0.6cm" svg:y="2.257cm" draw:page-number="2" presentation:class="page"/>
          <draw:frame presentation:style-name="pr1" draw:text-style-name="P8" draw:layer="layout" svg:width="16.799cm" svg:height="13.364cm" svg:x="2.1cm" svg:y="14.107cm" presentation:class="notes" presentation:placeholder="true">
            <draw:text-box/>
          </draw:frame>
        </presentation:notes>
      </draw:page>
      <draw:page draw:name="page3" draw:style-name="dp1" draw:master-page-name="标题幻灯片" presentation:presentation-page-layout-name="AL2T1">
        <draw:frame draw:style-name="gr12" draw:text-style-name="P9" draw:layer="layout" svg:width="25.398cm" svg:height="19.049cm" svg:x="0.056cm" svg:y="0.033cm">
          <draw:image xlink:href="Pictures/10000000000007C0000005D0FC3D824AC91C4C18.png" xlink:type="simple" xlink:show="embed" xlink:actuate="onLoad">
            <text:p/>
          </draw:image>
        </draw:frame>
        <draw:custom-shape draw:style-name="gr13" draw:text-style-name="P9" draw:layer="layout" svg:width="4.989cm" svg:height="1.175cm" svg:x="0.906cm" svg:y="1.912cm">
          <text:p text:style-name="P9">连接WiFi网关</text:p>
          <draw:enhanced-geometry svg:viewBox="0 0 21600 21600" draw:text-areas="800 800 20800 20800" draw:type="round-rectangular-callout" draw:modifiers="6073.10621242485 51557.142857142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9" draw:layer="layout" svg:width="5.341cm" svg:height="1.175cm" draw:transform="rotate (-0.0092502450355705) translate (15.453cm 0.706cm)">
          <text:p text:style-name="P9">连接运营商网络</text:p>
          <draw:enhanced-geometry svg:viewBox="0 0 21600 21600" draw:text-areas="800 800 20800 20800" draw:type="round-rectangular-callout" draw:modifiers="19695.5447397978 54532.65306122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3" draw:text-style-name="P9" draw:layer="layout" svg:width="7.642cm" svg:height="1.175cm" draw:transform="rotate (-0.00925024503557051) translate (7.92cm 2.163cm)">
          <text:p text:style-name="P9">引导HelloX OS的U盘</text:p>
          <draw:enhanced-geometry svg:viewBox="0 0 21600 21600" draw:text-areas="800 800 20800 20800" draw:mirror-horizontal="false" draw:mirror-vertical="false" draw:type="round-rectangular-callout" draw:modifiers="6324.8462645558 84397.959183673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8" draw:layer="layout" svg:width="19.798cm" svg:height="11.136cm" svg:x="0.6cm" svg:y="2.257cm" draw:page-number="3"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iberation Sans" svg:font-family="'Liberation Sans'" style:font-family-generic="roman" style:font-pitch="variable"/>
    <style:font-face style:name="Liberation Serif" svg:font-family="'Liberation Serif'" style:font-family-generic="roman" style:font-pitch="variable"/>
    <style:font-face style:name="微软雅黑" svg:font-family="微软雅黑" style:font-family-generic="swiss" style:font-pitch="variable"/>
    <style:font-face style:name="Lucida Sans" svg:font-family="'Lucida Sans'" style:font-family-generic="system" style:font-pitch="variable"/>
    <style:font-face style:name="Tahoma" svg:font-family="Tahoma" style:font-family-generic="system" style:font-pitch="variable"/>
    <style:font-face style:name="宋体" svg:font-family="宋体" style:font-family-generic="system" style:font-pitch="variable"/>
    <style:font-face style:name="微软雅黑1" svg:font-family="微软雅黑" style:font-family-generic="system" style:font-pitch="variable"/>
    <style:font-face style:name="微软雅黑2" svg:font-family="微软雅黑" style:font-family-generic="modern" style:font-pitch="fixed"/>
  </office:font-face-decls>
  <office:styles>
    <draw:marker draw:name="Arrow" svg:viewBox="0 0 20 30" svg:d="M10 0l-10 30h20z"/>
    <draw:stroke-dash draw:name="Dashed_20__28_var_29__20_10" draw:display-name="Dashed (var) 10" draw:style="rect" draw:dots2="1" draw:dots2-length="0.105cm" draw:distance="0.03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1" style:font-family-asian="微软雅黑"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标题幻灯片-background" style:family="presentation">
      <style:graphic-properties draw:stroke="none" draw:fill="solid" draw:fill-color="#ffffff"/>
      <style:text-properties style:letter-kerning="true"/>
    </style:style>
    <style:style style:name="标题幻灯片-backgroundobjects" style:family="presentation">
      <style:graphic-properties draw:textarea-horizontal-align="justify" draw:shadow="hidden" draw:shadow-offset-x="0.2cm" draw:shadow-offset-y="0.2cm" draw:shadow-color="#808080"/>
      <style:text-properties style:letter-kerning="true"/>
    </style:style>
    <style:style style:name="标题幻灯片-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标题幻灯片-outline1" style:family="presentation">
      <style:graphic-properties draw:stroke="none" draw:fill="none" draw:auto-grow-height="false" draw:fit-to-size="shrink-to-fit" style:shrink-to-fit="true">
        <text:list-style style:name="标题幻灯片-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32pt" fo:letter-spacing="normal" fo:language="zh" fo:country="CN"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language-asian="zh" style:country-asian="CN" style:font-style-asian="normal" style:font-weight-asian="normal" style:font-name-complex="Lucida Sans" style:font-family-complex="'Lucida Sans'" style:font-family-generic-complex="system" style:font-pitch-complex="variable" style:font-size-complex="32pt" style:language-complex="zh" style:country-complex="CN" style:font-style-complex="normal" style:font-weight-complex="normal" style:text-emphasize="none" style:font-relief="none" style:text-overline-style="none" style:text-overline-color="font-color" fo:hyphenate="false"/>
    </style:style>
    <style:style style:name="标题幻灯片-outline2" style:family="presentation" style:parent-style-name="标题幻灯片-outline1">
      <style:paragraph-properties fo:margin-top="0.4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标题幻灯片-outline3" style:family="presentation" style:parent-style-name="标题幻灯片-outline2">
      <style:paragraph-properties fo:margin-top="0.3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4" style:family="presentation" style:parent-style-name="标题幻灯片-outline3">
      <style:paragraph-properties fo:margin-top="0.2cm" fo:margin-bottom="0cm" fo:line-height="10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标题幻灯片-outline5" style:family="presentation" style:parent-style-name="标题幻灯片-outline4">
      <style:paragraph-properties fo:margin-top="0.1cm" fo:margin-bottom="0cm"/>
      <style:text-properties fo:font-size="20pt" style:font-size-asian="20pt" style:font-size-complex="20pt"/>
    </style:style>
    <style:style style:name="标题幻灯片-outline6" style:family="presentation" style:parent-style-name="标题幻灯片-outline5">
      <style:paragraph-properties fo:margin-top="0.1cm" fo:margin-bottom="0cm"/>
      <style:text-properties fo:font-size="20pt" style:font-size-asian="20pt" style:font-size-complex="20pt"/>
    </style:style>
    <style:style style:name="标题幻灯片-outline7" style:family="presentation" style:parent-style-name="标题幻灯片-outline6">
      <style:paragraph-properties fo:margin-top="0.1cm" fo:margin-bottom="0cm"/>
      <style:text-properties fo:font-size="20pt" style:font-size-asian="20pt" style:font-size-complex="20pt"/>
    </style:style>
    <style:style style:name="标题幻灯片-outline8" style:family="presentation" style:parent-style-name="标题幻灯片-outline7">
      <style:paragraph-properties fo:margin-top="0.1cm" fo:margin-bottom="0cm"/>
      <style:text-properties fo:font-size="20pt" style:font-size-asian="20pt" style:font-size-complex="20pt"/>
    </style:style>
    <style:style style:name="标题幻灯片-outline9" style:family="presentation" style:parent-style-name="标题幻灯片-outline8">
      <style:paragraph-properties fo:margin-top="0.1cm" fo:margin-bottom="0cm"/>
      <style:text-properties fo:font-size="20pt" style:font-size-asian="20pt" style:font-size-complex="20pt"/>
    </style:style>
    <style:style style:name="标题幻灯片-subtitle" style:family="presentation">
      <style:graphic-properties draw:stroke="none" draw:fill="none" draw:textarea-vertical-align="middle">
        <text:list-style style:name="标题幻灯片-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标题幻灯片-title" style:family="presentation">
      <style:graphic-properties draw:stroke="none" draw:fill="none" draw:textarea-vertical-align="middle">
        <text:list-style style:name="标题幻灯片-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zh" fo:country="CN" fo:font-style="normal" fo:text-shadow="none" style:text-underline-style="none" fo:font-weight="normal" style:letter-kerning="true" fo:background-color="transparent" style:font-name-asian="微软雅黑1" style:font-family-asian="微软雅黑" style:font-family-generic-asian="system" style:font-pitch-asian="variable" style:font-size-asian="18pt" style:language-asian="zh" style:country-asian="CN" style:font-style-asian="normal" style:font-weight-asian="normal" style:font-name-complex="Lucida Sans" style:font-family-complex="'Lucida Sans'" style:font-family-generic-complex="system" style:font-pitch-complex="variable" style:font-size-complex="18pt" style:language-complex="zh" style:country-complex="CN"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标题幻灯片-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style>
    <style:style style:name="Mpr2" style:family="presentation" style:parent-style-name="标题幻灯片-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3" style:family="presentation" style:parent-style-name="标题幻灯片-backgroundobjects">
      <style:graphic-properties draw:stroke="none" draw:fill="none" draw:fill-color="#ffffff" draw:auto-grow-height="false" fo:min-height="1.485cm"/>
    </style:style>
    <style:style style:name="Mpr4" style:family="presentation" style:parent-style-name="标题幻灯片-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100%" fo:text-align="center" style:punctuation-wrap="hanging" style:writing-mode="lr-tb"/>
      <style:text-properties fo:font-size="44pt" fo:hyphenate="false"/>
    </style:style>
    <style:style style:name="MP6" style:family="paragraph">
      <loext:graphic-properties draw:fill="none"/>
      <style:paragraph-properties fo:text-align="start" style:font-independent-line-spacing="true"/>
      <style:text-properties fo:font-size="44pt"/>
    </style:style>
    <style:style style:name="MP7" style:family="paragraph">
      <style:paragraph-properties fo:margin-left="0cm" fo:margin-right="0cm" fo:margin-top="0cm" fo:margin-bottom="0cm" fo:line-height="100%" fo:text-align="start" fo:text-indent="0cm" style:punctuation-wrap="hanging" style:writing-mode="lr-tb"/>
      <style:text-properties fo:font-size="14pt" style:font-size-asian="14pt" style:font-size-complex="14pt" fo:hyphenate="false"/>
    </style:style>
    <style:style style:name="MP8" style:family="paragraph">
      <loext:graphic-properties draw:fill="none" draw:fill-color="#ffffff"/>
      <style:paragraph-properties fo:text-align="start"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T1" style:family="text">
      <style:text-properties fo:font-variant="normal" fo:text-transform="none" fo:color="#000000" style:text-line-through-style="none" style:text-line-through-type="none" style:text-position="0% 100%" style:font-name="Calibri"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2"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fo:color="#8b8b8b"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编号&gt;</text:page-number></text:p>
        </draw:text-box>
      </draw:frame>
    </style:handout-master>
    <style:master-page style:name="标题幻灯片" style:page-layout-name="PM1" draw:style-name="Mdp1">
      <draw:frame draw:name="标题 1" presentation:style-name="Mpr1" draw:text-style-name="MP6" draw:layer="backgroundobjects" svg:width="21.589cm" svg:height="4.082cm" svg:x="1.905cm" svg:y="5.918cm" presentation:class="title" presentation:user-transformed="true">
        <draw:text-box>
          <text:p text:style-name="MP5"><text:span text:style-name="MT1">单击此处编辑母版标题样式</text:span></text:p>
        </draw:text-box>
      </draw:frame>
      <draw:frame draw:name="日期占位符 3" presentation:style-name="Mpr2" draw:text-style-name="MP8" draw:layer="backgroundobjects" svg:width="5.926cm" svg:height="1.013cm" svg:x="1.27cm" svg:y="17.657cm" presentation:class="date-time" presentation:user-transformed="true">
        <draw:text-box>
          <text:p text:style-name="MP7"><text:span text:style-name="MT2"><text:date style:data-style-name="D1" text:date-value="2018-04-15">4/15/18</text:date></text:span></text:p>
        </draw:text-box>
      </draw:frame>
      <draw:frame draw:name="页脚占位符 4" presentation:style-name="Mpr2" draw:text-style-name="MP8" draw:layer="backgroundobjects" svg:width="8.042cm" svg:height="1.013cm" svg:x="8.678cm" svg:y="17.657cm" presentation:class="footer" presentation:user-transformed="true">
        <draw:text-box>
          <text:p/>
        </draw:text-box>
      </draw:frame>
      <draw:frame draw:name="灯片编号占位符 5" presentation:style-name="Mpr2" draw:text-style-name="MP8" draw:layer="backgroundobjects" svg:width="5.926cm" svg:height="1.013cm" svg:x="18.203cm" svg:y="17.657cm" presentation:class="page-number" presentation:user-transformed="true">
        <draw:text-box>
          <text:p text:style-name="MP9"><text:span text:style-name="MT2"><text:page-number>&lt;编号&gt;</text:page-number></text:span></text:p>
        </draw:text-box>
      </draw:frame>
      <draw:frame presentation:style-name="标题幻灯片-outline1" draw:layer="backgroundobjects" svg:width="22.859cm" svg:height="11.048cm" svg:x="1.27cm" svg:y="4.457cm" presentation:class="outline" presentation:placeholder="true">
        <draw:text-box/>
      </draw:frame>
      <presentation:notes style:page-layout-name="PM0">
        <draw:page-thumbnail presentation:style-name="标题幻灯片-title" draw:layer="backgroundobjects" svg:width="19.798cm" svg:height="11.136cm" svg:x="0.6cm" svg:y="2.257cm" presentation:class="page"/>
        <draw:frame presentation:style-name="标题幻灯片-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编号&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幻灯片 1</dc:title>
    <meta:initial-creator>garry</meta:initial-creator>
    <meta:editing-cycles>25</meta:editing-cycles>
    <meta:creation-date>2017-12-09T05:11:25</meta:creation-date>
    <dc:date>2018-04-15T18:20:01.815000000</dc:date>
    <meta:editing-duration>PT49M50S</meta:editing-duration>
    <meta:generator>LibreOffice/6.0.2.1$Windows_X86_64 LibreOffice_project/f7f06a8f319e4b62f9bc5095aa112a65d2f3ac89</meta:generator>
    <meta:document-statistic meta:object-count="57"/>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全屏显示(4:3)</meta:user-defined>
    <meta:user-defined meta:name="ScaleCrop" meta:value-type="boolean">false</meta:user-defined>
    <meta:user-defined meta:name="ShareDoc" meta:value-type="boolean">false</meta:user-defined>
    <meta:user-defined meta:name="Slides" meta:value-type="float">2</meta:user-defined>
  </office:meta>
</office:document-meta>
</file>